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1.983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6.75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padding="0.071cm"/>
      <style:text-properties fo:font-weight="bold" style:font-weight-asian="bold" style:font-weight-complex="bold"/>
    </style:style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4ea6b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38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6" table:formula="of:=[.C3]/12" office:value-type="float" office:value="29349.6916666667" calcext:value-type="float">
            <text:p>29.349,69</text:p>
          </table:table-cell>
          <table:table-cell table:style-name="ce36" table:formula="of:=[.D3]/12" office:value-type="float" office:value="-24044.66" calcext:value-type="float">
            <text:p>-24.044,66</text:p>
          </table:table-cell>
          <table:table-cell table:style-name="ce36" table:formula="of:=[.E3]/12" office:value-type="float" office:value="9725.16583333333" calcext:value-type="float">
            <text:p>9.725,17</text:p>
          </table:table-cell>
          <table:table-cell table:style-name="ce36" table:formula="of:=[.F3]/12" office:value-type="float" office:value="-6446.92083333333" calcext:value-type="float">
            <text:p>-6.446,92</text:p>
          </table:table-cell>
          <table:table-cell table:style-name="ce36"/>
          <table:table-cell table:number-columns-repeated="4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TOPLAM</text:p>
          </table:table-cell>
          <table:table-cell table:style-name="ce37" table:formula="of:=SUM([.C6:.C17])" office:value-type="float" office:value="352196.3" calcext:value-type="float">
            <text:p>352.196,30</text:p>
          </table:table-cell>
          <table:table-cell table:style-name="ce37" table:formula="of:=SUM([.D6:.D17])" office:value-type="float" office:value="-288535.92" calcext:value-type="float">
            <text:p>-288.535,92</text:p>
          </table:table-cell>
          <table:table-cell table:style-name="ce37" table:formula="of:=SUM([.E6:.E17])" office:value-type="float" office:value="116701.99" calcext:value-type="float">
            <text:p>116.701,99</text:p>
          </table:table-cell>
          <table:table-cell table:style-name="ce37" table:formula="of:=SUM([.F6:.F17])" office:value-type="float" office:value="-77363.05" calcext:value-type="float">
            <text:p>-77.363,05</text:p>
          </table:table-cell>
          <table:table-cell table:style-name="ce37" table:formula="of:=[.E3]+[.F3]" office:value-type="float" office:value="39338.94" calcext:value-type="float">
            <text:p>39.338,9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34.05" calcext:value-type="float">
            <text:p>-6.834,05</text:p>
          </table:table-cell>
          <table:table-cell table:formula="of:=[$'01'.F2]" office:value-type="float" office:value="46462.64" calcext:value-type="float">
            <text:p>46.462,64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39628.59" calcext:value-type="float">
            <text:p>39.628,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21938.15" calcext:value-type="float">
            <text:p>-21.938,15</text:p>
          </table:table-cell>
          <table:table-cell table:formula="of:=[$'02'.F2]" office:value-type="float" office:value="11567.09" calcext:value-type="float">
            <text:p>11.567,09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6859.61" calcext:value-type="float">
            <text:p>36.859,61</text:p>
          </table:table-cell>
          <table:table-cell table:formula="of:=[$'03'.E2]" office:value-type="float" office:value="-30109.3" calcext:value-type="float">
            <text:p>-30.109,30</text:p>
          </table:table-cell>
          <table:table-cell table:formula="of:=[$'03'.F2]" office:value-type="float" office:value="35859.61" calcext:value-type="float">
            <text:p>35.859,61</text:p>
          </table:table-cell>
          <table:table-cell table:formula="of:=[$'03'.G2]" office:value-type="float" office:value="-30109.3" calcext:value-type="float">
            <text:p>-30.109,30</text:p>
          </table:table-cell>
          <table:table-cell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000" calcext:value-type="float">
            <text:p>48000</text:p>
          </table:table-cell>
          <table:table-cell table:formula="of:=[.I8]*0.2491" office:value-type="float" office:value="11956.8" calcext:value-type="float">
            <text:p>11956,8</text:p>
          </table:table-cell>
          <table:table-cell table:formula="of:=[.I8]-[.J8]" office:value-type="float" office:value="36043.2" calcext:value-type="float">
            <text:p>36043,2</text:p>
          </table:table-cell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15937.59" calcext:value-type="float">
            <text:p>15.937,59</text:p>
          </table:table-cell>
          <table:table-cell table:formula="of:=[$'04'.E2]" office:value-type="float" office:value="-11790.68" calcext:value-type="float">
            <text:p>-11.790,68</text:p>
          </table:table-cell>
          <table:table-cell table:formula="of:=[$'04'.F2]" office:value-type="float" office:value="17940.28" calcext:value-type="float">
            <text:p>17.940,28</text:p>
          </table:table-cell>
          <table:table-cell table:formula="of:=[$'04'.G2]" office:value-type="float" office:value="-11140.68" calcext:value-type="float">
            <text:p>-11.140,68</text:p>
          </table:table-cell>
          <table:table-cell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ümrüğü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15278.34" calcext:value-type="float">
            <text:p>15.278,34</text:p>
          </table:table-cell>
          <table:table-cell table:formula="of:=[$'05'.E2]" office:value-type="float" office:value="-7580.87" calcext:value-type="float">
            <text:p>-7.580,87</text:p>
          </table:table-cell>
          <table:table-cell table:formula="of:=[$'05'.F2]" office:value-type="float" office:value="4872.37" calcext:value-type="float">
            <text:p>4.872,37</text:p>
          </table:table-cell>
          <table:table-cell table:formula="of:=[$'05'.G2]" office:value-type="float" office:value="-7340.87" calcext:value-type="float">
            <text:p>-7.340,87</text:p>
          </table:table-cell>
          <table:table-cell table:formula="of:=[.E10]+[.F10]+[.G9]" office:value-type="float" office:value="39338.94" calcext:value-type="float">
            <text:p>39.338,94</text:p>
          </table:table-cell>
          <table:table-cell table:style-name="ce7" office:value-type="string" calcext:value-type="string">
            <text:p>snyB</text:p>
          </table:table-cell>
          <table:table-cell table:number-columns-repeated="2"/>
          <table:table-cell table:formula="of:=[.I10]-[.J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18620.37" calcext:value-type="float">
            <text:p>18.620,37</text:p>
          </table:table-cell>
          <table:table-cell table:formula="of:=[$'06'.E2]" office:value-type="float" office:value="-7027.65" calcext:value-type="float">
            <text:p>-7.027,65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0" calcext:value-type="float">
            <text:p>0,00</text:p>
          </table:table-cell>
          <table:table-cell table:formula="of:=[.E11]+[.F11]+[.G10]" office:value-type="float" office:value="39338.94" calcext:value-type="float">
            <text:p>39.338,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4100" calcext:value-type="float">
            <text:p>14.100,00</text:p>
          </table:table-cell>
          <table:table-cell table:formula="of:=[$'07'.E2]" office:value-type="float" office:value="-7027.65" calcext:value-type="float">
            <text:p>-7.027,65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39338.94" calcext:value-type="float">
            <text:p>39.338,94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32100" calcext:value-type="float">
            <text:p>32.100,00</text:p>
          </table:table-cell>
          <table:table-cell table:formula="of:=[$'08'.E2]" office:value-type="float" office:value="-20647.95" calcext:value-type="float">
            <text:p>-20.647,95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39338.94" calcext:value-type="float">
            <text:p>39.338,94</text:p>
          </table:table-cell>
          <table:table-cell table:style-name="ce7" office:value-type="string" calcext:value-type="string">
            <text:p>lise arkas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64100" calcext:value-type="float">
            <text:p>64.100,00</text:p>
          </table:table-cell>
          <table:table-cell table:formula="of:=[$'09'.E2]" office:value-type="float" office:value="-57027.65" calcext:value-type="float">
            <text:p>-57.027,65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39338.94" calcext:value-type="float">
            <text:p>39.338,94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000" calcext:value-type="float">
            <text:p>48000</text:p>
          </table:table-cell>
          <table:table-cell table:formula="of:=[.I14]*0.2491" office:value-type="float" office:value="11956.8" calcext:value-type="float">
            <text:p>11956,8</text:p>
          </table:table-cell>
          <table:table-cell table:formula="of:=[.I14]-[.J14]" office:value-type="float" office:value="36043.2" calcext:value-type="float">
            <text:p>36043,2</text:p>
          </table:table-cell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12100" calcext:value-type="float">
            <text:p>12.1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39338.94" calcext:value-type="float">
            <text:p>39.338,94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13100" calcext:value-type="float">
            <text:p>113.100,00</text:p>
          </table:table-cell>
          <table:table-cell table:formula="of:=[$'11'.E2]" office:value-type="float" office:value="-6850" calcext:value-type="float">
            <text:p>-6.850,0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39338.94" calcext:value-type="float">
            <text:p>39.338,94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000" calcext:value-type="float">
            <text:p>75000</text:p>
          </table:table-cell>
          <table:table-cell table:formula="of:=[.I16]*0.2491" office:value-type="float" office:value="18682.5" calcext:value-type="float">
            <text:p>18682,5</text:p>
          </table:table-cell>
          <table:table-cell table:formula="of:=[.I16]-[.J16]" office:value-type="float" office:value="56317.5" calcext:value-type="float">
            <text:p>56317,5</text:p>
          </table:table-cell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12100" calcext:value-type="float">
            <text:p>12.100,00</text:p>
          </table:table-cell>
          <table:table-cell table:formula="of:=[$'12'.E2]" office:value-type="float" office:value="-104851.97" calcext:value-type="float">
            <text:p>-104.851,9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39338.94" calcext:value-type="float">
            <text:p>39.338,94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000" calcext:value-type="float">
            <text:p>42000</text:p>
          </table:table-cell>
          <table:table-cell table:formula="of:=[.I17]*0.2491" office:value-type="float" office:value="10462.2" calcext:value-type="float">
            <text:p>10462,2</text:p>
          </table:table-cell>
          <table:table-cell table:formula="of:=[.I17]-[.J17]" office:value-type="float" office:value="31537.8" calcext:value-type="float">
            <text:p>31537,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SUM([.C6:.C17])" office:value-type="float" office:value="352196.3" calcext:value-type="float">
            <text:p>352.196,30</text:p>
          </table:table-cell>
          <table:table-cell table:formula="of:=SUM([.D6:.D17])" office:value-type="float" office:value="-288535.92" calcext:value-type="float">
            <text:p>-288.535,92</text:p>
          </table:table-cell>
          <table:table-cell table:formula="of:=SUM([.E6:.E17])" office:value-type="float" office:value="116701.99" calcext:value-type="float">
            <text:p>116.701,99</text:p>
          </table:table-cell>
          <table:table-cell table:formula="of:=SUM([.F6:.F17])" office:value-type="float" office:value="-77363.05" calcext:value-type="float">
            <text:p>-77.363,05</text:p>
          </table:table-cell>
          <table:table-cell table:formula="of:=[.E19]+[.F19]" office:value-type="float" office:value="39338.94" calcext:value-type="float">
            <text:p>39.338,94</text:p>
          </table:table-cell>
          <table:table-cell/>
          <table:table-cell table:style-name="ce38" table:formula="of:=SUM([.I6:.I17])" office:value-type="float" office:value="213000" calcext:value-type="float">
            <text:p>213.000,00</text:p>
          </table:table-cell>
          <table:table-cell table:style-name="ce37" table:formula="of:=SUM([.J6:.J17])" office:value-type="float" office:value="53058.3" calcext:value-type="float">
            <text:p>53.058,3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35"/>
          <table:table-cell/>
        </table:table-row>
        <table:table-row table:style-name="ro3">
          <table:table-cell table:number-columns-repeated="2"/>
          <table:table-cell table:style-name="Default"/>
          <table:table-cell table:style-name="ce36" table:formula="of:=[.C19]+[.D19]" office:value-type="float" office:value="63660.38" calcext:value-type="float">
            <text:p>63.660,38</text:p>
          </table:table-cell>
          <table:table-cell table:style-name="Default" table:number-columns-repeated="2"/>
          <table:table-cell table:formula="of:=[.D21]+[.G19]" office:value-type="float" office:value="102999.32" calcext:value-type="float">
            <text:p>102.999,32</text:p>
          </table:table-cell>
          <table:table-cell/>
          <table:table-cell table:style-name="ce8" table:formula="of:=[.I19]-[.J19]" office:value-type="float" office:value="159941.7" calcext:value-type="float">
            <text:p>159.941,70</text:p>
          </table:table-cell>
          <table:table-cell table:style-name="ce11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9" office:value-type="string" calcext:value-type="string">
            <text:p>nazan</text:p>
          </table:table-cell>
          <table:table-cell table:style-name="ce12" office:value-type="float" office:value="19800" calcext:value-type="float">
            <text:p>19.8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36"/>
          <table:table-cell table:style-name="ce12" office:value-type="float" office:value="22000" calcext:value-type="float">
            <text:p>22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 table:formula="of:=SUM([.J19:.J25])" office:value-type="float" office:value="135858.3" calcext:value-type="float">
            <text:p>135.858,30</text:p>
          </table:table-cell>
          <table:table-cell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number-columns-repeated="3" table:default-cell-style-name="ce38"/>
        <table:table-column table:style-name="co1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42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" table:default-cell-style-name="ce42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15937.59" calcext:value-type="float">
            <text:p>15.93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17940.28" calcext:value-type="float">
            <text:p>17.9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style-name="ce6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51" office:value-type="string" calcext:value-type="string">
            <text:p>Doğuş Kira 9/12-2022-23 <text:s text:c="3"/>+2000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38"/>
          <table:table-cell table:style-name="Default"/>
          <table:table-cell table:style-name="ce6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8])" office:value-type="float" office:value="15278.34" calcext:value-type="float">
            <text:p>15.278,34</text:p>
          </table:table-cell>
          <table:table-cell table:style-name="ce48" table:formula="of:=SUM([.E4:.E68])" office:value-type="float" office:value="-7580.87" calcext:value-type="float">
            <text:p>-7.580,87</text:p>
          </table:table-cell>
          <table:table-cell table:style-name="ce48" table:formula="of:=SUM([.F4:.F65])" office:value-type="float" office:value="4872.37" calcext:value-type="float">
            <text:p>4.872,37</text:p>
          </table:table-cell>
          <table:table-cell table:style-name="ce48" table:formula="of:=SUM([.G4:.G65])" office:value-type="float" office:value="-7340.87" calcext:value-type="float">
            <text:p>-7.340,87</text:p>
          </table:table-cell>
          <table:table-cell table:style-name="ce48" table:formula="of:=[.F2]+[.G2]" office:value-type="float" office:value="-2468.5" calcext:value-type="float">
            <text:p>-2.468,5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42" office:value-type="date" office:date-value="2022-05-10" calcext:value-type="date">
            <text:p>10.05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197.1" calcext:value-type="float">
            <text:p>-197,10</text:p>
          </table:table-cell>
          <table:table-cell table:style-name="ce37"/>
          <table:table-cell table:style-name="ce3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365.7" calcext:value-type="float">
            <text:p>-365,70</text:p>
          </table:table-cell>
          <table:table-cell table:style-name="ce37"/>
          <table:table-cell table:style-name="ce3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4]+[.F15]+[.G15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32" office:value-type="float" office:value="-100" calcext:value-type="float">
            <text:p>-100,00</text:p>
          </table:table-cell>
          <table:table-cell table:style-name="ce32" table:number-columns-repeated="2"/>
          <table:table-cell table:formula="of:=[.H16]+[.F17]+[.G17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audi benzin 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Vodafon 2240</text:p>
          </table:table-cell>
          <table:table-cell table:style-name="ce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bahçe su parası</text:p>
          </table:table-cell>
          <table:table-cell table:style-name="ce4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70.8999999999999" calcext:value-type="float">
            <text:p>-70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907.97" calcext:value-type="float">
            <text:p>-907,97</text:p>
          </table:table-cell>
          <table:table-cell table:formula="of:=[.H23]+[.F24]+[.G24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483.87" calcext:value-type="float">
            <text:p>-2.483,8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3988.87" calcext:value-type="float">
            <text:p>-3.988,87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488.87" calcext:value-type="float">
            <text:p>-5.488,87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488.87" calcext:value-type="float">
            <text:p>-5.488,87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468.5" calcext:value-type="float">
            <text:p>-2.468,5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30]+[.F31]+[.G31]" office:value-type="float" office:value="-2468.5" calcext:value-type="float">
            <text:p>-2.468,50</text:p>
          </table:table-cell>
        </table:table-row>
        <table:table-row table:style-name="ro1">
          <table:table-cell/>
          <table:table-cell office:value-type="string" calcext:value-type="string">
            <text:p>Doğuş Kira 10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31]+[.F32]+[.G32]" office:value-type="float" office:value="-2468.5" calcext:value-type="float">
            <text:p>-2.468,5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-2468.5" calcext:value-type="float">
            <text:p>-2.468,50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-2468.5" calcext:value-type="float">
            <text:p>-2.468,50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8620.37" calcext:value-type="float">
            <text:p>18.6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4100" calcext:value-type="float">
            <text:p>14.100,00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1]+[.F30]-[.G30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3])" office:value-type="float" office:value="32100" calcext:value-type="float">
            <text:p>32.100,00</text:p>
          </table:table-cell>
          <table:table-cell table:style-name="ce48" table:formula="of:=SUM([.E4:.E63])" office:value-type="float" office:value="-20647.95" calcext:value-type="float">
            <text:p>-20.647,95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64100" calcext:value-type="float">
            <text:p>64.100,00</text:p>
          </table:table-cell>
          <table:table-cell table:style-name="ce48" table:formula="of:=SUM([.E5:.E66])" office:value-type="float" office:value="-57027.65" calcext:value-type="float">
            <text:p>-57.027,65</text:p>
          </table:table-cell>
          <table:table-cell table:style-name="ce48" table:formula="of:=SUM([.F5:.F63])" office:value-type="float" office:value="0" calcext:value-type="float">
            <text:p>0,00</text:p>
          </table:table-cell>
          <table:table-cell table:style-name="ce48" table:formula="of:=SUM([.G5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38"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2100" calcext:value-type="float">
            <text:p>12.1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13100" calcext:value-type="float">
            <text:p>113.1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7])" office:value-type="float" office:value="12100" calcext:value-type="float">
            <text:p>12.100,00</text:p>
          </table:table-cell>
          <table:table-cell table:style-name="ce48" table:formula="of:=SUM([.E4:.E67])" office:value-type="float" office:value="-104851.97" calcext:value-type="float">
            <text:p>-104.851,97</text:p>
          </table:table-cell>
          <table:table-cell table:style-name="ce48" table:formula="of:=SUM([.F4:.F65])" office:value-type="float" office:value="0" calcext:value-type="float">
            <text:p>0,00</text:p>
          </table:table-cell>
          <table:table-cell table:style-name="ce48" table:formula="of:=SUM([.G4:.G65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4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5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6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2" table:formula="of:=SUM([.E31:.E35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5" table:formula="of:=SUM([.E31:.E45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.00.0000</text:date>, <text:time style:data-style-name="N2" text:time-value="14:47:40.790999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9H2M54S</meta:editing-duration>
    <meta:editing-cycles>28</meta:editing-cycles>
    <meta:generator>LibreOffice/7.2.6.2$Linux_X86_64 LibreOffice_project/20$Build-2</meta:generator>
    <dc:date>2022-06-01T15:19:06.164087087</dc:date>
    <meta:document-statistic meta:table-count="14" meta:cell-count="1266" meta:object-count="0"/>
  </office:meta>
</office:document-meta>
</file>